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f164" officeooo:paragraph-rsid="0004f164"/>
    </style:style>
    <style:style style:name="P2" style:family="paragraph" style:parent-style-name="Standard" style:list-style-name="L1">
      <style:text-properties officeooo:rsid="0004f164" officeooo:paragraph-rsid="0004f164"/>
    </style:style>
    <style:style style:name="P3" style:family="paragraph" style:parent-style-name="Standard">
      <style:paragraph-properties fo:text-align="center" style:justify-single-word="false"/>
      <style:text-properties officeooo:rsid="0004f164" officeooo:paragraph-rsid="00093d38"/>
    </style:style>
    <style:style style:name="P4" style:family="paragraph" style:parent-style-name="Standard">
      <style:paragraph-properties fo:text-align="center" style:justify-single-word="false"/>
      <style:text-properties fo:font-size="13pt" officeooo:rsid="0004f164" officeooo:paragraph-rsid="0004f164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officeooo:rsid="00065ec9" officeooo:paragraph-rsid="00065ec9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fo:font-weight="bold" officeooo:rsid="000724e7" officeooo:paragraph-rsid="000724e7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3pt" fo:font-weight="bold" officeooo:rsid="000724e7" officeooo:paragraph-rsid="0008b08a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fo:font-weight="bold" officeooo:rsid="0008b08a" officeooo:paragraph-rsid="0008b08a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3pt" fo:font-weight="normal" officeooo:rsid="00065ec9" officeooo:paragraph-rsid="00065ec9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3pt" fo:font-weight="normal" officeooo:rsid="00065ec9" officeooo:paragraph-rsid="000724e7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center" style:justify-single-word="false"/>
      <style:text-properties officeooo:rsid="0008c6ae" officeooo:paragraph-rsid="0008c6ae"/>
    </style:style>
    <style:style style:name="P12" style:family="paragraph" style:parent-style-name="Standard">
      <style:paragraph-properties fo:text-align="center" style:justify-single-word="false"/>
      <style:text-properties officeooo:rsid="0008c6ae" officeooo:paragraph-rsid="00093d38"/>
    </style:style>
    <style:style style:name="P13" style:family="paragraph" style:parent-style-name="Standard">
      <style:paragraph-properties fo:text-align="center" style:justify-single-word="false"/>
      <style:text-properties officeooo:rsid="00098d31" officeooo:paragraph-rsid="00098d31"/>
    </style:style>
    <style:style style:name="P14" style:family="paragraph" style:parent-style-name="Standard">
      <style:paragraph-properties fo:text-align="center" style:justify-single-word="false"/>
      <style:text-properties officeooo:rsid="000b85e7" officeooo:paragraph-rsid="000b85e7"/>
    </style:style>
    <style:style style:name="P15" style:family="paragraph" style:parent-style-name="Standard">
      <style:paragraph-properties fo:text-align="center" style:justify-single-word="false"/>
      <style:text-properties officeooo:rsid="000c48c4" officeooo:paragraph-rsid="000c48c4"/>
    </style:style>
    <style:style style:name="T1" style:family="text">
      <style:text-properties style:text-position="super 58%" officeooo:rsid="00065ec9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normal" style:font-weight-asian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65ec9"/>
    </style:style>
    <style:style style:name="T6" style:family="text">
      <style:text-properties style:text-position="0% 100%" officeooo:rsid="000724e7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fo:font-weight="normal" officeooo:rsid="0008b08a" style:font-weight-asian="normal" style:font-weight-complex="normal"/>
    </style:style>
    <style:style style:name="T9" style:family="text">
      <style:text-properties style:text-position="0% 100%" fo:font-weight="normal" officeooo:rsid="00093d38" style:font-weight-asian="normal" style:font-weight-complex="normal"/>
    </style:style>
    <style:style style:name="T10" style:family="text">
      <style:text-properties style:text-position="0% 100%" fo:font-weight="normal" officeooo:rsid="000b85e7" style:font-weight-asian="normal" style:font-weight-complex="normal"/>
    </style:style>
    <style:style style:name="T11" style:family="text">
      <style:text-properties style:text-position="0% 100%" style:font-name="Liberation Serif1" officeooo:rsid="000724e7"/>
    </style:style>
    <style:style style:name="T12" style:family="text">
      <style:text-properties style:text-position="0% 100%" style:font-name="Liberation Serif1" fo:font-weight="normal" style:font-weight-asian="normal" style:font-weight-complex="normal"/>
    </style:style>
    <style:style style:name="T13" style:family="text">
      <style:text-properties style:text-position="0% 100%" officeooo:rsid="0008b08a"/>
    </style:style>
    <style:style style:name="T14" style:family="text">
      <style:text-properties style:text-position="0% 100%" fo:font-weight="bold" style:font-weight-asian="bold" style:font-weight-complex="bold"/>
    </style:style>
    <style:style style:name="T15" style:family="text">
      <style:text-properties style:text-position="0% 100%" fo:font-weight="bold" officeooo:rsid="000b85e7" style:font-weight-asian="bold" style:font-weight-complex="bold"/>
    </style:style>
    <style:style style:name="T16" style:family="text">
      <style:text-properties style:text-position="0% 100%" officeooo:rsid="000b85e7"/>
    </style:style>
    <style:style style:name="T17" style:family="text">
      <style:text-properties officeooo:rsid="00065ec9"/>
    </style:style>
    <style:style style:name="T18" style:family="text">
      <style:text-properties officeooo:rsid="00093d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A camera is located at position (25, 20, 5) in the 3D world and is looking at the point (25, 40, 25) so that the direction [0, 1, 0] points (roughly!) up.</text:p>
      <text:p text:style-name="P1"/>
      <text:p text:style-name="P1"><text:tab/>(a) Use the process we covered in class (a 3D variant of Gram-Schmidt orthonormalization using cross products) to calculate the camera’s x, y, and z axis directions.</text:p>
      <text:p text:style-name="P4">e<text:span text:style-name="T2">3</text:span> = p<text:span text:style-name="T2">at</text:span> – p<text:span text:style-name="T2">from</text:span> / || p<text:span text:style-name="T2">at </text:span>– p<text:span text:style-name="T3">from </text:span>|| = diff / || diff || </text:p>
      <text:p text:style-name="P4">diff = (25, 20, 5) – (25, 40, 25) <text:s/>= &lt;0, -20, -20&gt;</text:p>
      <text:p text:style-name="P4">|| diff || = sqrt(<text:span text:style-name="T17">20</text:span><text:span text:style-name="T1">2</text:span><text:span text:style-name="T4">+</text:span><text:span text:style-name="T5">20</text:span><text:span text:style-name="T1">2</text:span><text:span text:style-name="T4">) = </text:span><text:span text:style-name="T5">sqrt(800) = 20sqrt(2)</text:span></text:p>
      <text:p text:style-name="P5"><text:span text:style-name="T4">e</text:span><text:span text:style-name="T2">3</text:span><text:span text:style-name="T4"> = &lt;0, -1/sqrt(2), -1/sqrt(2)&gt;</text:span></text:p>
      <text:p text:style-name="P5"/>
      <text:p text:style-name="P10"><text:span text:style-name="T4">e</text:span><text:span text:style-name="T2">1</text:span><text:span text:style-name="T4"> = e</text:span><text:span text:style-name="T2">3</text:span><text:span text:style-name="T4"> </text:span><text:span text:style-name="T11">×</text:span><text:span text:style-name="T4"> v</text:span><text:span text:style-name="T2">up</text:span><text:span text:style-name="T4"> / || e</text:span><text:span text:style-name="T2">3</text:span><text:span text:style-name="T4"> </text:span><text:span text:style-name="T11">×</text:span><text:span text:style-name="T4"> v</text:span><text:span text:style-name="T2">up</text:span><text:span text:style-name="T4"> || = </text:span><text:span text:style-name="T6">cross</text:span><text:span text:style-name="T4"> / || </text:span><text:span text:style-name="T6">cross</text:span><text:span text:style-name="T4"> ||</text:span></text:p>
      <text:p text:style-name="P10"><text:span text:style-name="T6">cross</text:span><text:span text:style-name="T4"> = &lt;0, -1/sqrt(2), -1/sqrt(2)&gt; </text:span><text:span text:style-name="T11">×</text:span><text:span text:style-name="T4"> &lt;0, 1, 0&gt; = </text:span><text:span text:style-name="T13">&lt;1/sqrt(2), 0, 0&gt;</text:span></text:p>
      <text:p text:style-name="P9"><text:span text:style-name="T4">|| </text:span><text:span text:style-name="T6">cross</text:span><text:span text:style-name="T4"> || = </text:span><text:span text:style-name="T13">1/sqrt(2)</text:span></text:p>
      <text:p text:style-name="P6"><text:span text:style-name="T4">e</text:span><text:span text:style-name="T2">1</text:span><text:span text:style-name="T4"> = &lt;</text:span><text:span text:style-name="T13">1</text:span><text:span text:style-name="T4">, </text:span><text:span text:style-name="T13">0</text:span><text:span text:style-name="T4">, </text:span><text:span text:style-name="T13">0</text:span><text:span text:style-name="T4">&gt;</text:span></text:p>
      <text:p text:style-name="P6"/>
      <text:p text:style-name="P7"><text:span text:style-name="T7">e</text:span><text:span text:style-name="T3">2</text:span><text:span text:style-name="T7"> = e</text:span><text:span text:style-name="T3">1</text:span><text:span text:style-name="T7"> </text:span><text:span text:style-name="T12">×</text:span><text:span text:style-name="T7"> e</text:span><text:span text:style-name="T3">3</text:span><text:span text:style-name="T7"> / || e</text:span><text:span text:style-name="T3">1</text:span><text:span text:style-name="T7"> </text:span><text:span text:style-name="T12">×</text:span><text:span text:style-name="T7"> e</text:span><text:span text:style-name="T3">3</text:span><text:span text:style-name="T7"> || = </text:span><text:span text:style-name="T8">cross</text:span><text:span text:style-name="T7"> / || </text:span><text:span text:style-name="T8">cross</text:span><text:span text:style-name="T7"> ||</text:span></text:p>
      <text:p text:style-name="P7"><text:span text:style-name="T8">cross</text:span><text:span text:style-name="T7"> = &lt;</text:span><text:span text:style-name="T8">1</text:span><text:span text:style-name="T7">, </text:span><text:span text:style-name="T8">0</text:span><text:span text:style-name="T7">, </text:span><text:span text:style-name="T8">0</text:span><text:span text:style-name="T7">&gt; </text:span><text:span text:style-name="T12">×</text:span><text:span text:style-name="T7"> &lt;0, -1/sqrt(2), -1/sqrt(2)&gt; = &lt;</text:span><text:span text:style-name="T8">0</text:span><text:span text:style-name="T7">, </text:span><text:span text:style-name="T8">1/sqrt(2)</text:span><text:span text:style-name="T7">, </text:span><text:span text:style-name="T8">-1/sqrt(2)</text:span><text:span text:style-name="T7">&gt;</text:span></text:p>
      <text:p text:style-name="P6"><text:span text:style-name="T7">|| </text:span><text:span text:style-name="T8">cross</text:span><text:span text:style-name="T7"> || = </text:span><text:span text:style-name="T8">1</text:span></text:p>
      <text:p text:style-name="P8"><text:span text:style-name="T4">e</text:span><text:span text:style-name="T2">2</text:span><text:span text:style-name="T4"> = &lt;0, 1/sqrt(2), -1/sqrt(2)&gt;</text:span></text:p>
      <text:p text:style-name="P1"/>
      <text:p text:style-name="P1"><text:tab/>(b) Write this camera’s world-to-camera transformation as the composition of a rotation matrix and translation matrix. (You do not have to multiply out this matrix.)</text:p>
      <text:p text:style-name="P11">p<text:span text:style-name="T2">c</text:span> = R<text:span text:style-name="T18">T</text:span>p<text:span text:style-name="T3">w</text:span></text:p>
      <text:p text:style-name="P11"><text:span text:style-name="T3"/></text:p>
      <text:p text:style-name="P11"><text:span text:style-name="T7">T = [1 <text:s/>0 <text:s/>0 <text:s/>-25]</text:span></text:p>
      <text:p text:style-name="P11"><text:span text:style-name="T7"><text:s text:c="7"/>[0 <text:s/>1 <text:s/>0 <text:s/>-20]</text:span></text:p>
      <text:p text:style-name="P11"><text:span text:style-name="T7"><text:s text:c="7"/>[0 <text:s/>0 <text:s/>1 <text:s text:c="3"/>-5]</text:span></text:p>
      <text:p text:style-name="P11"><text:span text:style-name="T7"><text:s text:c="7"/>[0 <text:s/>0 <text:s/>0 <text:s text:c="4"/>1]</text:span></text:p>
      <text:p text:style-name="P11"><text:span text:style-name="T7"/></text:p>
      <text:p text:style-name="P12"><text:span text:style-name="T7">R = [</text:span><text:span text:style-name="T9">1 <text:s text:c="10"/>0 <text:s text:c="10"/>0 <text:s text:c="10"/>0</text:span><text:span text:style-name="T7">]</text:span></text:p>
      <text:p text:style-name="P12"><text:span text:style-name="T7"><text:s text:c="7"/>[0 <text:s text:c="2"/></text:span><text:span text:style-name="T9">1/sqrt(2)</text:span><text:span text:style-name="T7"> <text:s/></text:span><text:span text:style-name="T9">-1/sqrt(2)</text:span><text:span text:style-name="T7"> <text:s/></text:span><text:span text:style-name="T9">0</text:span><text:span text:style-name="T7">]</text:span></text:p>
      <text:p text:style-name="P12"><text:span text:style-name="T7"><text:s text:c="7"/>[0 <text:s/>-</text:span><text:span text:style-name="T9">1/sqrt(2)</text:span><text:span text:style-name="T7"> <text:s/>-</text:span><text:span text:style-name="T9">1/sqrt(2)</text:span><text:span text:style-name="T7"> <text:s/></text:span><text:span text:style-name="T9">0</text:span><text:span text:style-name="T7">]</text:span></text:p>
      <text:p text:style-name="P12"><text:span text:style-name="T7"><text:s text:c="7"/>[0</text:span><text:span text:style-name="T9"> <text:s text:c="9"/></text:span><text:span text:style-name="T7"><text:s/>0</text:span><text:span text:style-name="T9"> <text:s text:c="10"/>0 <text:s text:c="10"/>1</text:span><text:span text:style-name="T7">]</text:span></text:p>
      <text:p text:style-name="P1"/>
      <text:p text:style-name="P1"><text:tab/>(c) What are the camera-space coordinates of the point p<text:span text:style-name="T2">w</text:span> = (5, 6, 7)?</text:p>
      <text:p text:style-name="P3">p<text:span text:style-name="T2">w</text:span> = <text:span text:style-name="T18">&lt;</text:span>5, 6, 7, <text:span text:style-name="T18">1&gt;</text:span></text:p>
      <text:p text:style-name="P13">Tp<text:span text:style-name="T2">w</text:span><text:span text:style-name="T4"> = &lt;5+-25, 6+-20, 7+-5, 1&gt; = &lt;-20, -14, 2, 1&gt;</text:span></text:p>
      <text:p text:style-name="P13"><text:span text:style-name="T4">Rtp</text:span><text:span text:style-name="T2">w</text:span><text:span text:style-name="T4"> = &lt;-20, (-14-2)/sqrt(2), </text:span><text:span text:style-name="T16">(-14+2)/-sqrt(2), 1&gt; = </text:span><text:span text:style-name="T10">&lt;20, -16/sqrt(2), 12/sqrt(2), 1&gt;</text:span></text:p>
      <text:p text:style-name="P14"><text:span text:style-name="T7">= </text:span><text:span text:style-name="T14">(20, -11.3137, 8.4853)</text:span></text:p>
      <text:p text:style-name="P1"/>
      <text:p text:style-name="P1">2. A camera is located at position (20, 5, −40) and oriented so that it is pointing parallel to the x-z plane at an angle of 30 degrees off the z axis. (This is the basic setup for Labs #4 and #5.)</text:p>
      <text:p text:style-name="P1"/>
      <text:p text:style-name="P1"><text:tab/>(a) Write this camera’s world-to-camera transformation using the composition of a 3D rotation matrix (around the y axis) and a translation matrix. (You also do not have to multiply out this matrix. You may also leave your answer in terms of trig functions.)</text:p>
      <text:p text:style-name="P15">dfj</text:p>
      <text:p text:style-name="P1"/>
      <text:p text:style-name="P1"><text:soft-page-break/><text:tab/>(b) What are the camera-space coordinates of the point p w = (5, 6, 7)?</text:p>
      <text:p text:style-name="P1"><text:tab/></text:p>
      <text:p text:style-name="P1">3. A virtual camera has the following parameters:</text:p>
      <text:list xml:id="list8162100529886812682" text:style-name="L1">
        <text:list-item>
          <text:p text:style-name="P2">vertical field of view of 60 degrees</text:p>
        </text:list-item>
        <text:list-item>
          <text:p text:style-name="P2">aspect ratio of 16:9 (horizontal to vertical)</text:p>
        </text:list-item>
        <text:list-item>
          <text:p text:style-name="P2">near plane n = 10</text:p>
        </text:list-item>
        <text:list-item>
          <text:p text:style-name="P2">far plane f = 1000</text:p>
          <text:p text:style-name="P2"/>
        </text:list-item>
      </text:list>
      <text:p text:style-name="P1">(a) What is the clip matrix for this camera?</text:p>
      <text:p text:style-name="P1"/>
      <text:p text:style-name="P1"/>
      <text:p text:style-name="P1">(b) What are the clip-space coordinates of the camera-space point p c = (5, −5, 50)?</text:p>
      <text:p text:style-name="P1"/>
      <text:p text:style-name="P1"/>
      <text:p text:style-name="P1">(c) Is this point p c = (5, −5, 50) within the view frustum of this camera? How can you tell without doing a devision?</text:p>
      <text:p text:style-name="P1"/>
      <text:p text:style-name="P1"/>
      <text:p text:style-name="P1">(d) What are the canonical coordinates of this point p c = (5, −5, 50)?</text:p>
      <text:p text:style-name="P1"/>
      <text:p text:style-name="P1"/>
      <text:p text:style-name="P1">(e) If rendered to a high-definition display (1920 × 1080), what are the screen coordinates of this point?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1:14:28.534922264</meta:creation-date>
    <dc:date>2015-06-05T13:50:12.939301276</dc:date>
    <meta:editing-duration>PT2H18M11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2" meta:paragraph-count="45" meta:word-count="512" meta:character-count="2651" meta:non-whitespace-character-count="2029"/>
  </office:meta>
</office:document-meta>
</file>